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qlHelper.getStringOrClob( ResultSet set , String column , String defaul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qlHelper.getStringFromByteArray( byte [ ] bytes , String encoding , String default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sqlHelper.getBlob( ResultSet set , int colum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sqlHelper.getAscii( ResultSet set , String column , String defaul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sqlHelper.readAscii( Clob clob , String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sqlHelper.readBytes( Blob blob , byte [ ]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sqlHelper.getBlob( ResultSet set , String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qlHelper.read( Clob clob , String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sqlHelper.close( Object lo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sqlHelper.getBlob( CallableStatement cs , int column , String defaul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sqlHelper.getAscii( ResultSet set , int column , String defaul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sqlHelper.getStringOrClob( ResultSet set , int column , String defaul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sqlHelper.getAscii( CallableStatement cs , int column , String defaul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sqlHelper.getStringOrClob( CallableStatement cs , int column , String default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